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olumn.setCollapsedBorders( CollapsingBorderModel collapsingBorde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olumn.TableColumn( FONode parent , boolean implic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olumn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bind( PropertyList pLi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ableColumn.getProperty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getNumberColumnsRep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setColumnWidth( Length colum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releaseProper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Column.getNumberColumnsSpan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olumn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isImplici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TableColumn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getColum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setColumnNumber(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